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hurch_25_20master-title">
      <style:graphic-properties draw:textarea-vertical-align="top" fo:min-height="2.813cm"/>
    </style:style>
    <style:style style:name="pr2" style:family="presentation" style:parent-style-name="Church_25_20master-notes">
      <style:graphic-properties draw:fill-color="#ffffff" draw:auto-grow-height="true" fo:min-height="12.572cm"/>
    </style:style>
    <style:style style:name="pr3" style:family="presentation" style:parent-style-name="Church_25_20master-title">
      <style:graphic-properties draw:textarea-vertical-align="top" fo:min-height="7.364cm"/>
    </style:style>
    <style:style style:name="pr4" style:family="presentation" style:parent-style-name="Church_25_20master-title">
      <style:graphic-properties draw:textarea-vertical-align="top" fo:min-height="6.493cm"/>
    </style:style>
    <style:style style:name="pr5" style:family="presentation" style:parent-style-name="Church_25_20master-title">
      <style:graphic-properties draw:textarea-vertical-align="top" fo:min-height="6.761cm"/>
    </style:style>
    <style:style style:name="pr6" style:family="presentation" style:parent-style-name="Church_25_20master-title">
      <style:graphic-properties draw:textarea-vertical-align="top" fo:min-height="6.858cm"/>
    </style:style>
    <style:style style:name="pr7" style:family="presentation" style:parent-style-name="Church_25_20master-title">
      <style:graphic-properties draw:textarea-vertical-align="top" fo:min-height="6.573cm"/>
    </style:style>
    <style:style style:name="pr8" style:family="presentation" style:parent-style-name="Church_25_20master-title">
      <style:graphic-properties draw:textarea-vertical-align="top" fo:min-height="8.264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style:font-name="Segoe UI1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line-height="100%" fo:text-align="center"/>
      <style:text-properties style:font-name="Segoe UI1" fo:font-size="35pt" fo:text-shadow="none" fo:font-weight="bold" style:font-size-asian="35pt" style:font-weight-asian="bold" style:font-size-complex="35pt" style:font-weight-complex="bold"/>
    </style:style>
    <style:style style:name="P11" style:family="paragraph">
      <style:paragraph-properties fo:line-height="100%" fo:text-align="center"/>
      <style:text-properties fo:color="#ffffff" style:font-name="Segoe UI1" fo:font-size="36pt" fo:text-shadow="1pt 1pt" fo:font-weight="normal" style:font-size-asian="36pt" style:font-weight-asian="normal" style:font-size-complex="36pt" style:font-weight-complex="normal"/>
    </style:style>
    <style:style style:name="P12" style:family="paragraph">
      <style:paragraph-properties fo:margin-left="2.011cm" fo:margin-right="0cm" fo:line-height="150%" fo:text-align="center" fo:text-indent="-1.693cm"/>
      <style:text-properties fo:color="#ffffff"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ffffff" style:font-name="Segoe UI Semibold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7" style:family="text">
      <style:text-properties fo:color="#000000" style:font-name="Arial1" fo:font-size="36pt" fo:language="en" fo:country="US" fo:text-shadow="none" fo:font-weight="bold" style:font-name-asian="Segoe UI1" style:font-size-asian="36pt" style:language-asian="en" style:country-asian="US" style:font-weight-asian="bold" style:font-name-complex="Segoe UI1" style:font-size-complex="36pt" style:language-complex="ar" style:country-complex="SA" style:font-weight-complex="bold"/>
    </style:style>
    <style:style style:name="T8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9" style:family="text">
      <style:text-properties fo:color="#000000" style:font-name="Segoe UI1" fo:font-size="36pt" fo:language="en" fo:country="US" fo:text-shadow="none" fo:font-weight="normal" style:font-name-asian="Segoe UI1" style:font-size-asian="36pt" style:language-asian="en" style:country-asian="US" style:font-weight-asian="normal" style:font-name-complex="Segoe UI1" style:font-size-complex="36pt" style:language-complex="ar" style:country-complex="SA" style:font-weight-complex="normal"/>
    </style:style>
    <style:style style:name="T10" style:family="text">
      <style:text-properties fo:color="#000000" style:font-name="Segoe UI1" fo:font-size="33pt" fo:language="en" fo:country="US" fo:text-shadow="none" fo:font-weight="bold" style:font-name-asian="Segoe UI1" style:font-size-asian="33pt" style:language-asian="en" style:country-asian="US" style:font-weight-asian="bold" style:font-name-complex="Segoe UI1" style:font-size-complex="33pt" style:language-complex="ar" style:country-complex="SA" style:font-weight-complex="bold"/>
    </style:style>
    <style:style style:name="T11" style:family="text">
      <style:text-properties fo:color="#000000" style:font-name="Segoe UI1" fo:font-size="36pt" fo:language="en" fo:country="US" fo:text-shadow="none" fo:font-weight="bold" style:font-name-asian="Segoe UI1" style:font-size-asian="36pt" style:language-asian="en" style:country-asian="US" style:font-weight-asian="bold" style:font-name-complex="Segoe UI1" style:font-size-complex="36pt" style:language-complex="ar" style:country-complex="SA" style:font-weight-complex="bold"/>
    </style:style>
    <style:style style:name="T12" style:family="text">
      <style:text-properties fo:color="#000000" style:font-name="Segoe UI1" fo:font-size="34pt" fo:language="en" fo:country="US" fo:text-shadow="none" fo:font-weight="bold" style:font-name-asian="Segoe UI1" style:font-size-asian="34pt" style:language-asian="en" style:country-asian="US" style:font-weight-asian="bold" style:font-name-complex="Segoe UI1" style:font-size-complex="34pt" style:language-complex="ar" style:country-complex="SA" style:font-weight-complex="bold"/>
    </style:style>
    <style:style style:name="T13" style:family="text">
      <style:text-properties fo:color="#000000" style:font-name="Segoe UI1" fo:font-size="35pt" fo:language="en" fo:country="US" fo:text-shadow="none" fo:font-weight="bold" style:font-name-asian="Segoe UI1" style:font-size-asian="35pt" style:language-asian="en" style:country-asian="US" style:font-weight-asian="bold" style:font-name-complex="Segoe UI1" style:font-size-complex="35pt" style:language-complex="ar" style:country-complex="SA" style:font-weight-complex="bold"/>
    </style:style>
    <style:style style:name="T1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Segoe UI1" fo:font-size="32pt" style:font-size-asian="32pt" style:font-size-complex="32pt"/>
    </style:style>
    <style:style style:name="T1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master" presentation:presentation-page-layout-name="AL1T19">
        <draw:frame presentation:style-name="pr1" draw:text-style-name="P2" draw:layer="layout" svg:width="24.13cm" svg:height="2.813cm" svg:x="1.778cm" svg:y="0.743cm" presentation:class="title" presentation:user-transformed="true">
          <draw:text-box>
            <text:p text:style-name="P1"><text:span text:style-name="T1">HYMN #676</text:span><text:span text:style-name="T2"><text:line-break/></text:span><text:span text:style-name="T3">“Behold a Host, Arrayed in White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hurch_25_20master" presentation:presentation-page-layout-name="AL1T19">
        <draw:frame presentation:style-name="pr3" draw:text-style-name="P4" draw:layer="layout" svg:width="25.595cm" svg:height="7.364cm" svg:x="1.27cm" svg:y="0.483cm" presentation:class="title" presentation:user-transformed="true">
          <draw:text-box>
            <text:p text:style-name="P1"><text:span text:style-name="T4">1. </text:span><text:span text:style-name="T5">Behold a host, arrayed in white,</text:span><text:span text:style-name="T5"><text:line-break/></text:span><text:span text:style-name="T6">Like thousand snow-clad mountains bright!</text:span><text:span text:style-name="T5"><text:line-break/></text:span><text:span text:style-name="T5">With palms they stand; Who is this band</text:span><text:span text:style-name="T5"><text:line-break/></text:span><text:span text:style-name="T5">Before the throne of ligh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Church_25_20master" presentation:presentation-page-layout-name="AL1T19">
        <draw:frame presentation:style-name="pr4" draw:text-style-name="P5" draw:layer="layout" svg:width="25.199cm" svg:height="6.493cm" svg:x="1.27cm" svg:y="0.619cm" presentation:class="title" presentation:user-transformed="true">
          <draw:text-box>
            <text:p text:style-name="P1"><text:span text:style-name="T5">These are the saints of glorious fame,</text:span><text:span text:style-name="T5"><text:line-break/></text:span><text:span text:style-name="T5">Who from the great affliction came</text:span><text:span text:style-name="T5"><text:line-break/></text:span><text:span text:style-name="T7">And in the flood <text:s/>Of Jesus’ blood</text:span><text:span text:style-name="T7"><text:line-break/></text:span><text:span text:style-name="T7">Are cleansed from guilt and sha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Church_25_20master" presentation:presentation-page-layout-name="AL1T19">
        <draw:frame presentation:style-name="pr5" draw:text-style-name="P7" draw:layer="layout" svg:width="25.199cm" svg:height="6.761cm" svg:x="1.27cm" svg:y="0.641cm" presentation:class="title" presentation:user-transformed="true">
          <draw:text-box>
            <text:p text:style-name="P6"><text:span text:style-name="T5">They now serve God</text:span><text:span text:style-name="T8"> both day and night;</text:span><text:span text:style-name="T5"><text:line-break/></text:span><text:span text:style-name="T5">They sing their songs in endless light.</text:span><text:span text:style-name="T5"><text:line-break/></text:span><text:span text:style-name="T5">Their anthems ring <text:s/>As they all sing</text:span><text:span text:style-name="T5"><text:line-break/></text:span><text:span text:style-name="T5">With angels shining brigh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Church_25_20master" presentation:presentation-page-layout-name="AL1T19">
        <draw:frame presentation:style-name="pr6" draw:text-style-name="P9" draw:layer="layout" svg:width="25.146cm" svg:height="6.858cm" svg:x="1.27cm" svg:y="0.508cm" presentation:class="title" presentation:user-transformed="true">
          <draw:text-box>
            <text:p text:style-name="P8"><text:span text:style-name="T9">2. </text:span><text:span text:style-name="T10">Despised and scorned, they sojourned here;</text:span><text:span text:style-name="T11"><text:line-break/></text:span><text:span text:style-name="T11">But now, how glorious they appear!</text:span><text:span text:style-name="T11"><text:line-break/></text:span><text:span text:style-name="T11">Those martyrs stand, <text:s/>A priestly band,</text:span><text:span text:style-name="T11"><text:line-break/></text:span><text:span text:style-name="T11">God’s throne forever nea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Church_25_20master" presentation:presentation-page-layout-name="AL1T19">
        <draw:frame presentation:style-name="pr7" draw:text-style-name="P10" draw:layer="layout" svg:width="24.861cm" svg:height="6.573cm" svg:x="1.555cm" svg:y="0.539cm" presentation:class="title" presentation:user-transformed="true">
          <draw:text-box>
            <text:p text:style-name="P8"><text:span text:style-name="T12">On earth they wept through bitter years;</text:span><text:span text:style-name="T13"><text:line-break/></text:span><text:span text:style-name="T13">Now God has wiped away their tears,</text:span><text:span text:style-name="T13"><text:line-break/></text:span><text:span text:style-name="T12">Transformed their strife <text:s/>To heav’nly life,</text:span><text:span text:style-name="T13"><text:line-break/></text:span><text:span text:style-name="T13">And freed them from their fea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Church_25_20master" presentation:presentation-page-layout-name="AL1T19">
        <draw:frame presentation:style-name="pr5" draw:text-style-name="P6" draw:layer="layout" svg:width="24.183cm" svg:height="6.761cm" svg:x="1.647cm" svg:y="0.551cm" presentation:class="title" presentation:user-transformed="true">
          <draw:text-box>
            <text:p text:style-name="P6"><text:span text:style-name="T5">They now enjoy the Sabbath rest,</text:span><text:span text:style-name="T5"><text:line-break/></text:span><text:span text:style-name="T5">The heav’nly banquet of the blest;</text:span><text:span text:style-name="T5"><text:line-break/></text:span><text:span text:style-name="T6">The Lamb, their Lord, <text:s/>At festive board</text:span><text:span text:style-name="T5"><text:line-break/></text:span><text:span text:style-name="T5">Himself is host and gue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Church_25_20master" presentation:presentation-page-layout-name="AL1T19">
        <draw:frame presentation:style-name="pr5" draw:text-style-name="P9" draw:layer="layout" svg:width="24.627cm" svg:height="6.761cm" svg:x="1.684cm" svg:y="0.595cm" presentation:class="title" presentation:user-transformed="true">
          <draw:text-box>
            <text:p text:style-name="P8"><text:span text:style-name="T9">3. </text:span><text:span text:style-name="T11">O blessèd saints in bright array</text:span><text:span text:style-name="T11"><text:line-break/></text:span><text:span text:style-name="T11">Now safely home in endless day,</text:span><text:span text:style-name="T11"><text:line-break/></text:span><text:span text:style-name="T11">Extol the Lord, <text:s/>Who with His Word</text:span><text:span text:style-name="T11"><text:line-break/></text:span><text:span text:style-name="T11">Sustained you on the w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Church_25_20master" presentation:presentation-page-layout-name="AL1T19">
        <draw:frame presentation:style-name="pr5" draw:text-style-name="P11" draw:layer="layout" svg:width="24.627cm" svg:height="6.761cm" svg:x="1.535cm" svg:y="0.605cm" presentation:class="title" presentation:user-transformed="true">
          <draw:text-box>
            <text:p text:style-name="P8"><text:span text:style-name="T11">The steep and narrow path you trod;</text:span><text:span text:style-name="T11"><text:line-break/></text:span><text:span text:style-name="T12">You toiled and sowed the Word abroad;</text:span><text:span text:style-name="T11"><text:line-break/></text:span><text:span text:style-name="T11">Rejoice and bring <text:s/>Your fruits and sing</text:span><text:span text:style-name="T11"><text:line-break/></text:span><text:span text:style-name="T11">Before the throne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Church_25_20master" presentation:presentation-page-layout-name="AL1T19">
        <draw:frame presentation:style-name="pr8" draw:text-style-name="P12" draw:layer="layout" svg:width="24.892cm" svg:height="8.264cm" svg:x="1.524cm" svg:y="0.508cm" presentation:class="title" presentation:user-transformed="true">
          <draw:text-box>
            <text:p text:style-name="P6"><text:span text:style-name="T14">The myriad angels raise their song;</text:span><text:span text:style-name="T14"><text:line-break/></text:span><text:span text:style-name="T14">O saints, sing with that happy throng!</text:span><text:span text:style-name="T14"><text:line-break/></text:span><text:span text:style-name="T14">Lift up one voice; <text:s/>Let heav’n rejoice</text:span><text:span text:style-name="T14"><text:line-break/></text:span><text:span text:style-name="T14">In our Redeemer’s song!</text:span><text:span text:style-name="T15"><text:line-break/></text:span><text:span text:style-name="T15"/></text:p>
          </draw:text-box>
        </draw:frame>
        <draw:frame draw:style-name="gr2" draw:text-style-name="P14" draw:layer="layout" svg:width="5.334cm" svg:height="1.191cm" svg:x="3.048cm" svg:y="10.922cm">
          <draw:text-box>
            <text:p text:style-name="P13"><text:span text:style-name="T16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family-generic="swiss" style:font-pitch="variable" fo:font-size="9pt" fo:language="en" fo:country="US" style:font-name-asian="Segoe UI1" style:font-family-asian="'Segoe UI'" style:font-family-generic-asian="swiss" style:font-pitch-asian="variable" style:font-size-asian="9pt" style:language-asian="en" style:country-asian="US" style:font-name-complex="Segoe UI1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1" fo:font-family="'Segoe UI'" style:font-family-generic="swiss" style:font-pitch="variable" fo:font-size="10.5pt" fo:language="en" fo:country="US" fo:font-weight="bold" style:font-name-asian="Segoe UI1" style:font-family-asian="'Segoe UI'" style:font-family-generic-asian="swiss" style:font-pitch-asian="variable" style:font-size-asian="10.5pt" style:language-asian="en" style:country-asian="US" style:font-weight-asian="bold" style:font-name-complex="Segoe UI1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urch_25_20master-background" style:display-name="Church%20master-background" style:family="presentation">
      <style:graphic-properties draw:stroke="none" style:repeat="stretch"/>
      <style:text-properties style:letter-kerning="true"/>
    </style:style>
    <style:style style:name="Church_25_20master-backgroundobjects" style:display-name="Church%20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master-notes" style:display-name="Church%20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hurch_25_20master-outline1" style:display-name="Church%20master-outline1" style:family="presentation">
      <style:graphic-properties draw:stroke="none" draw:fill="none" draw:auto-grow-height="false" draw:fit-to-size="shrink-to-fit" style:shrink-to-fit="true">
        <text:list-style style:name="Church_25_20master-outline1" style:display-name="Church%20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master-outline2" style:display-name="Church%20master-outline2" style:family="presentation" style:parent-style-name="Church_25_20mas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master-outline3" style:display-name="Church%20master-outline3" style:family="presentation" style:parent-style-name="Church_25_20master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master-outline4" style:display-name="Church%20master-outline4" style:family="presentation" style:parent-style-name="Church_25_20master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master-outline5" style:display-name="Church%20master-outline5" style:family="presentation" style:parent-style-name="Church_25_20master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6" style:display-name="Church%20master-outline6" style:family="presentation" style:parent-style-name="Church_25_20master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7" style:display-name="Church%20master-outline7" style:family="presentation" style:parent-style-name="Church_25_20master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8" style:display-name="Church%20master-outline8" style:family="presentation" style:parent-style-name="Church_25_20master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9" style:display-name="Church%20master-outline9" style:family="presentation" style:parent-style-name="Church_25_20master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subtitle" style:display-name="Church%20master-subtitle" style:family="presentation">
      <style:graphic-properties draw:stroke="none" draw:fill="none" draw:textarea-vertical-align="middle">
        <text:list-style style:name="Church_25_20master-subtitle" style:display-name="Church%20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master-title" style:display-name="Church%20master-title" style:family="presentation">
      <style:graphic-properties draw:stroke="none" draw:fill="none" draw:textarea-vertical-align="middle">
        <text:list-style style:name="Church_25_20master-title" style:display-name="Church%20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hurch_25_20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Church_25_20master-backgroundobjects">
      <style:graphic-properties draw:stroke="none" draw:fill="none" draw:fill-color="#ffffff" draw:auto-grow-height="false" fo:min-height="1.397cm"/>
    </style:style>
    <style:style style:name="Mpr6" style:family="presentation" style:parent-style-name="Church_25_20ma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urch_25_20master" style:display-name="Church%20master" style:page-layout-name="PM1" draw:style-name="Mdp2">
      <draw:frame presentation:style-name="Church_25_20master-title" draw:layer="backgroundobjects" svg:width="25.199cm" svg:height="2.63cm" svg:x="1.4cm" svg:y="0.627cm" presentation:class="title" presentation:placeholder="true">
        <draw:text-box/>
      </draw:frame>
      <draw:frame presentation:style-name="Church_25_20master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master-title" draw:layer="backgroundobjects" svg:width="13.968cm" svg:height="10.476cm" svg:x="3.81cm" svg:y="2.123cm" presentation:class="page"/>
        <draw:frame presentation:style-name="Church_25_20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9:07:52.71</meta:creation-date>
    <meta:editing-duration>PT39M12S</meta:editing-duration>
    <meta:editing-cycles>16</meta:editing-cycles>
    <dc:title>church service template 11AU13</dc:title>
    <meta:generator>LibreOffice/6.1.5.2$Windows_X86_64 LibreOffice_project/90f8dcf33c87b3705e78202e3df5142b201bd805</meta:generator>
    <dc:date>2019-04-27T13:51:16.348000000</dc:date>
    <meta:document-statistic meta:object-count="63"/>
    <meta:template xlink:type="simple" xlink:actuate="onRequest" xlink:title="church service template 11AU13" xlink:href="../../AppData/Roaming/LibreOffice/4/user/template/Presentation%20Backgrounds/church%20service%20template%2011AU13.otp" meta:date="2013-10-29T19:07:52.550000000"/>
  </office:meta>
</office:document-meta>
</file>